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80" calcext:value-type="float">
            <text:p>5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2])" office:value-type="float" office:value="4120" calcext:value-type="float">
            <text:p>4.12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3.892846124">00:00:00</text:time></text:span><text:span text:style-name="MT2"><text:time style:data-style-name="N2" text:time-value="10:21:23.892891585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3.8955631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6-27T10:21:24.252821870</dc:date>
    <dc:language>pt-PT</dc:language>
    <meta:editing-cycles>696</meta:editing-cycles>
    <meta:editing-duration>P1DT10H5M57S</meta:editing-duration>
    <meta:print-date>2020-06-04T09:49:02.903000000</meta:print-date>
    <meta:document-statistic meta:table-count="1" meta:cell-count="81" meta:object-count="0"/>
    <meta:user-defined meta:name="Info 0"/>
    <meta:user-defined meta:name="Info 1"/>
    <meta:user-defined meta:name="Info 2"/>
    <meta:user-defined meta:name="Info 3"/>
  </office:meta>
</office:document-meta>
</file>